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Tools.xml"/>
  <manifest:file-entry manifest:media-type="text/xml" manifest:full-path="Basic/Standard/Sheet2.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VL ゴシック" svg:font-family="'VL ゴシック'"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04cm"/>
    </style:style>
    <style:style style:name="co3" style:family="table-column">
      <style:table-column-properties fo:break-before="auto" style:column-width="1.332cm"/>
    </style:style>
    <style:style style:name="co4" style:family="table-column">
      <style:table-column-properties fo:break-before="auto" style:column-width="0.7cm"/>
    </style:style>
    <style:style style:name="co5" style:family="table-column">
      <style:table-column-properties fo:break-before="auto" style:column-width="1.004cm"/>
    </style:style>
    <style:style style:name="co6" style:family="table-column">
      <style:table-column-properties fo:break-before="auto" style:column-width="0.699cm"/>
    </style:style>
    <style:style style:name="ro1" style:family="table-row">
      <style:table-row-properties style:row-height="0.55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499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VL ゴシック" style:font-name-asian="VL ゴシック"/>
    </style:style>
    <style:style style:name="ce2" style:family="table-cell" style:parent-style-name="Default" style:data-style-name="N100">
      <style:text-properties style:font-name="VL ゴシック" style:font-name-asian="VL ゴシック"/>
    </style:style>
    <style:style style:name="ce3" style:family="table-cell" style:parent-style-name="Default">
      <style:table-cell-properties fo:border="none"/>
      <style:text-properties style:font-name="VL ゴシック" style:font-name-asian="VL ゴシック"/>
    </style:style>
    <style:style style:name="ce4" style:family="table-cell" style:parent-style-name="Default">
      <style:text-properties style:font-name-asian="VL ゴシック"/>
    </style:style>
    <style:style style:name="ce5" style:family="table-cell" style:parent-style-name="Default">
      <style:table-cell-properties fo:border-bottom="none" fo:border-left="0.088cm solid #000000" fo:border-right="none" fo:border-top="0.088cm solid #000000"/>
    </style:style>
    <style:style style:name="ce6" style:family="table-cell" style:parent-style-name="Default">
      <style:table-cell-properties fo:border-bottom="none" fo:border-left="0.088cm solid #000000" fo:border-right="none" fo:border-top="none"/>
    </style:style>
    <style:style style:name="ce7" style:family="table-cell" style:parent-style-name="Default">
      <style:table-cell-properties fo:border-bottom="none" fo:border-left="0.088cm solid #000000" fo:border-right="none" fo:border-top="none"/>
      <style:text-properties style:font-name="VL ゴシック" style:font-name-asian="VL ゴシック"/>
    </style:style>
    <style:style style:name="ce8" style:family="table-cell" style:parent-style-name="Default">
      <style:table-cell-properties fo:border-bottom="0.088cm solid #000000" fo:border-left="0.088cm solid #000000" fo:border-right="none" fo:border-top="none"/>
      <style:text-properties style:font-name="VL ゴシック" style:font-name-asian="VL ゴシック"/>
    </style:style>
    <style:style style:name="ce9" style:family="table-cell" style:parent-style-name="Default">
      <style:table-cell-properties fo:border-bottom="none" fo:border-left="none" fo:border-right="none" fo:border-top="0.088cm solid #000000"/>
    </style:style>
    <style:style style:name="ce10" style:family="table-cell" style:parent-style-name="Default">
      <style:text-properties fo:color="#ffffff" style:font-name="VL ゴシック" style:font-name-asian="VL ゴシック"/>
    </style:style>
    <style:style style:name="ce11" style:family="table-cell" style:parent-style-name="Default">
      <style:table-cell-properties fo:border-bottom="0.088cm solid #000000" fo:border-left="none" fo:border-right="none" fo:border-top="none"/>
      <style:text-properties style:font-name="VL ゴシック" style:font-name-asian="VL ゴシック"/>
    </style:style>
    <style:style style:name="ce12" style:family="table-cell" style:parent-style-name="Default">
      <style:table-cell-properties fo:border-bottom="none" fo:border-left="none" fo:border-right="none" fo:border-top="0.088cm solid #000000"/>
      <style:text-properties style:font-name="VL ゴシック" style:font-name-asian="VL ゴシック"/>
    </style:style>
    <style:style style:name="ce13" style:family="table-cell" style:parent-style-name="Default">
      <style:table-cell-properties fo:border-bottom="none" fo:border-left="none" fo:border-right="0.088cm solid #000000" fo:border-top="0.088cm solid #000000"/>
      <style:text-properties style:font-name="VL ゴシック" style:font-name-asian="VL ゴシック"/>
    </style:style>
    <style:style style:name="ce14" style:family="table-cell" style:parent-style-name="Default">
      <style:table-cell-properties fo:border-bottom="none" fo:border-left="none" fo:border-right="0.088cm solid #000000" fo:border-top="none"/>
      <style:text-properties style:font-name="VL ゴシック" style:font-name-asian="VL ゴシック"/>
    </style:style>
    <style:style style:name="ce15" style:family="table-cell" style:parent-style-name="Default">
      <style:table-cell-properties fo:border-bottom="0.088cm solid #000000" fo:border-left="none" fo:border-right="0.088cm solid #000000" fo:border-top="none"/>
      <style:text-properties style:font-name="VL ゴシック" style:font-name-asian="VL ゴシック"/>
    </style:style>
    <style:style style:name="ce16" style:family="table-cell" style:parent-style-name="Default">
      <style:table-cell-properties fo:background-color="#c0c0c0" fo:border="0.002cm solid #000000"/>
      <style:text-properties style:font-name="VL ゴシック" style:font-name-asian="VL ゴシック"/>
    </style:style>
    <style:style style:name="ce17" style:family="table-cell" style:parent-style-name="Default">
      <style:table-cell-properties fo:background-color="#cccccc" fo:border="0.098cm double #000000" style:border-line-width="0cm 0.049cm 0.049cm"/>
      <style:text-properties style:font-name="VL ゴシック" style:font-name-asian="VL ゴシック"/>
    </style:style>
    <style:style style:name="P1" style:family="paragraph">
      <style:paragraph-properties fo:text-align="center"/>
    </style:style>
    <style:style style:name="P2" style:family="paragraph">
      <style:paragraph-properties fo:text-align="start"/>
      <style:text-properties style:text-line-through-style="none" fo:font-style="normal" style:text-underline-style="none"/>
    </style:style>
    <style:style style:name="P3" style:family="paragraph"/>
  </office:automatic-styles>
  <office:body>
    <office:spreadsheet>
      <table:table table:name="Sheet1" table:style-name="ta1" table:print="false">
        <office:forms form:automatic-focus="false" form:apply-design-mode="false">
          <form:form form:name="フォーム" form:apply-filter="true" form:command-type="table" form:control-implementation="ooo:com.sun.star.form.component.Form" office:target-frame="" xlink:href="" xlink:type="simple">
            <form:button form:name="取込み" form:control-implementation="ooo:com.sun.star.form.component.CommandButton" xml:id="control1" form:id="control1" form:label="取込み"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Main?language=Basic&amp;location=document" xlink:type="simple"/>
              </office:event-listeners>
            </form:button>
            <form:button form:name="プッシュボタン 1" form:control-implementation="ooo:com.sun.star.form.component.CommandButton" xml:id="control2" form:id="control2" form:label="プッシュボタン" office:target-frame="" xlink:href="" form:image-data="" form:delay-for-repeat="PT0.50S" form:image-position="center">
              <form:properties>
                <form:property form:property-name="DefaultControl" office:value-type="string" office:string-value="com.sun.star.form.control.CommandButton"/>
              </form:properties>
            </form:button>
          </form:form>
        </office:forms>
        <table:table-column table:style-name="co1" table:number-columns-repeated="1024" table:default-cell-style-name="ce1"/>
        <table:table-row table:style-name="ro1">
          <table:table-cell office:value-type="string">
            <text:p>SIO.logを取込んで整形します。</text:p>
          </table:table-cell>
          <table:table-cell table:number-columns-repeated="1023"/>
        </table:table-row>
        <table:table-row table:style-name="ro1">
          <table:table-cell/>
          <table:table-cell table:style-name="ce3" table:number-columns-repeated="70"/>
          <table:table-cell table:number-columns-repeated="953"/>
        </table:table-row>
        <table:table-row table:style-name="ro1">
          <table:table-cell>
            <draw:control table:end-cell-address="Sheet1.A4" table:end-x="2.195cm" table:end-y="0.511cm" draw:z-index="0" draw:text-style-name="P1" svg:width="2cm" svg:height="1cm" svg:x="0.195cm" svg:y="0.059cm" draw:control="control1"/>
          </table:table-cell>
          <table:table-cell table:number-columns-repeated="1023"/>
        </table:table-row>
        <table:table-row table:style-name="ro1" table:number-rows-repeated="2">
          <table:table-cell table:number-columns-repeated="1024"/>
        </table:table-row>
        <table:table-row table:style-name="ro1">
          <table:table-cell table:style-name="ce2" office:value-type="string">
            <text:p>Cpしか検証してない。。。</text:p>
          </table:table-cell>
          <table:table-cell table:number-columns-repeated="1023"/>
        </table:table-row>
        <table:table-row table:style-name="ro1" table:number-rows-repeated="1048569">
          <table:table-cell table:number-columns-repeated="1024"/>
        </table:table-row>
        <table:table-row table:style-name="ro1">
          <table:table-cell table:number-columns-repeated="1024"/>
        </table:table-row>
      </table:table>
      <table:table table:name="Sheet2" table:style-name="ta1" table:print="false">
        <office:forms form:automatic-focus="false" form:apply-design-mode="false">
          <form:form form:name="Standard" form:apply-filter="true" form:command-type="table" form:control-implementation="ooo:com.sun.star.form.component.Form" office:target-frame="" xlink:href="" xlink:type="simple">
            <form:button form:name="プッシュボタン 1" form:control-implementation="ooo:com.sun.star.form.component.CommandButton" xml:id="control3" form:id="control3" form:label="読込み"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Sheet2.main?language=Basic&amp;location=document" xlink:type="simple"/>
              </office:event-listeners>
            </form:button>
            <form:text form:name="txtbox1" form:control-implementation="ooo:com.sun.star.form.component.TextField" xml:id="control4" form:id="control4" form:max-length="256" form:convert-empty-to-null="true" form:linked-cell="Sheet2.C6">
              <form:properties>
                <form:property form:property-name="DefaultControl" office:value-type="string" office:string-value="com.sun.star.form.control.TextField"/>
              </form:properties>
            </form:text>
            <form:button form:name="プッシュボタン 2" form:control-implementation="ooo:com.sun.star.form.component.CommandButton" xml:id="control5" form:id="control5" form:label="消去"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Sheet2.clickClearBtn?language=Basic&amp;location=document" xlink:type="simple"/>
              </office:event-listeners>
            </form:button>
          </form:form>
        </office:forms>
        <table:table-column table:style-name="co2" table:default-cell-style-name="Default"/>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4" table:number-columns-repeated="3" table:default-cell-style-name="ce1"/>
        <table:table-column table:style-name="co6" table:number-columns-repeated="4" table:default-cell-style-name="ce1"/>
        <table:table-column table:style-name="co4" table:number-columns-repeated="60" table:default-cell-style-name="ce1"/>
        <table:table-column table:style-name="co1" table:number-columns-repeated="952" table:default-cell-style-name="ce1"/>
        <table:table-row table:style-name="ro2">
          <table:table-cell table:style-name="ce4" office:value-type="string">
            <text:p>単体のデータを変換したいときはこちら</text:p>
          </table:table-cell>
          <table:table-cell table:style-name="Default" table:number-columns-repeated="2"/>
          <table:table-cell table:number-columns-repeated="1021"/>
        </table:table-row>
        <table:table-row table:style-name="ro2">
          <table:table-cell/>
          <table:table-cell table:style-name="ce5"/>
          <table:table-cell table:style-name="ce9"/>
          <table:table-cell table:style-name="ce12" table:number-columns-repeated="25"/>
          <table:table-cell table:style-name="ce13"/>
          <table:table-cell table:number-columns-repeated="995"/>
        </table:table-row>
        <table:table-row table:style-name="ro2">
          <table:table-cell/>
          <table:table-cell table:style-name="ce6"/>
          <table:table-cell office:value-type="string">
            <text:p>変換したいデータを貼り付けて下さい</text:p>
          </table:table-cell>
          <table:table-cell table:number-columns-repeated="25"/>
          <table:table-cell table:style-name="ce14"/>
          <table:table-cell table:number-columns-repeated="995"/>
        </table:table-row>
        <table:table-row table:style-name="ro2">
          <table:table-cell/>
          <table:table-cell table:style-name="ce7"/>
          <table:table-cell office:value-type="string">
            <text:p>ex)SND 08 02 11 52 42 03 41 35 0D</text:p>
          </table:table-cell>
          <table:table-cell table:number-columns-repeated="25"/>
          <table:table-cell table:style-name="ce14"/>
          <table:table-cell table:number-columns-repeated="995"/>
        </table:table-row>
        <table:table-row table:style-name="ro2">
          <table:table-cell/>
          <table:table-cell table:style-name="ce7">
            <draw:control table:end-cell-address="Sheet2.AB7" table:end-x="0.678cm" table:end-y="0.292cm" draw:z-index="2" draw:text-style-name="P2" svg:width="19.061cm" svg:height="0.77cm" svg:x="0.784cm" svg:y="0.425cm" draw:control="control4"/>
          </table:table-cell>
          <table:table-cell table:number-columns-repeated="26"/>
          <table:table-cell table:style-name="ce14"/>
          <table:table-cell table:number-columns-repeated="995"/>
        </table:table-row>
        <table:table-row table:style-name="ro2">
          <table:table-cell/>
          <table:table-cell table:style-name="ce7"/>
          <table:table-cell table:style-name="ce10"/>
          <table:table-cell table:number-columns-repeated="25"/>
          <table:table-cell table:style-name="ce14"/>
          <table:table-cell table:number-columns-repeated="995"/>
        </table:table-row>
        <table:table-row table:style-name="ro2">
          <table:table-cell/>
          <table:table-cell table:style-name="ce7"/>
          <table:table-cell table:number-columns-repeated="26"/>
          <table:table-cell table:style-name="ce14"/>
          <table:table-cell table:number-columns-repeated="995"/>
        </table:table-row>
        <table:table-row table:style-name="ro2">
          <table:table-cell/>
          <table:table-cell table:style-name="ce7"/>
          <table:table-cell table:number-columns-repeated="18"/>
          <table:table-cell>
            <draw:control table:end-cell-address="Sheet2.X10" table:end-x="0.608cm" table:end-y="0.389cm" draw:z-index="1" draw:text-style-name="P1" svg:width="2.284cm" svg:height="1.088cm" svg:x="0.417cm" svg:y="0.204cm" draw:control="control3"/>
          </table:table-cell>
          <table:table-cell table:number-columns-repeated="3"/>
          <table:table-cell>
            <draw:control table:end-cell-address="Sheet2.AB10" table:end-x="0.587cm" table:end-y="0.372cm" draw:z-index="3" draw:text-style-name="P1" svg:width="2.331cm" svg:height="1.034cm" svg:x="0.349cm" svg:y="0.241cm" draw:control="control5"/>
          </table:table-cell>
          <table:table-cell table:number-columns-repeated="3"/>
          <table:table-cell table:style-name="ce14"/>
          <table:table-cell table:number-columns-repeated="995"/>
        </table:table-row>
        <table:table-row table:style-name="ro2" table:number-rows-repeated="2">
          <table:table-cell/>
          <table:table-cell table:style-name="ce7"/>
          <table:table-cell table:number-columns-repeated="26"/>
          <table:table-cell table:style-name="ce14"/>
          <table:table-cell table:number-columns-repeated="995"/>
        </table:table-row>
        <table:table-row table:style-name="ro2">
          <table:table-cell/>
          <table:table-cell table:style-name="ce8"/>
          <table:table-cell table:style-name="ce11" table:number-columns-repeated="26"/>
          <table:table-cell table:style-name="ce15"/>
          <table:table-cell table:number-columns-repeated="995"/>
        </table:table-row>
        <table:table-row table:style-name="ro2">
          <table:table-cell table:number-columns-repeated="2"/>
          <table:table-cell table:style-name="Default"/>
          <table:table-cell table:number-columns-repeated="1021"/>
        </table:table-row>
        <table:table-row table:style-name="ro2">
          <table:table-cell/>
          <table:table-cell office:value-type="string">
            <text:p>貼付するﾃﾞｰﾀの先頭と最後尾にｽﾍﾟｰｽを入れないで下さい。　ｴﾗｰ処理していません。。</text:p>
          </table:table-cell>
          <table:table-cell table:style-name="Default"/>
          <table:table-cell table:number-columns-repeated="1021"/>
        </table:table-row>
        <table:table-row table:style-name="ro2">
          <table:table-cell table:number-columns-repeated="3"/>
          <table:table-cell>
            <draw:control table:end-cell-address="Sheet2.H16" table:end-x="0.498cm" table:end-y="0.362cm" draw:z-index="0" draw:text-style-name="P3" svg:width="2.9cm" svg:height="1.195cm" svg:x="0.691cm" svg:y="0.07cm"/>
          </table:table-cell>
          <table:table-cell table:number-columns-repeated="1020"/>
        </table:table-row>
        <table:table-row table:style-name="ro2" table:number-rows-repeated="1048561">
          <table:table-cell table:number-columns-repeated="1024"/>
        </table:table-row>
        <table:table-row table:style-name="ro2">
          <table:table-cell table:number-columns-repeated="1024"/>
        </table:table-row>
      </table:table>
      <table:table table:name="ながい" table:style-name="ta1" table:print="false">
        <table:table-column table:style-name="co4" table:number-columns-repeated="1024" table:default-cell-style-name="ce1"/>
        <table:table-row table:style-name="ro2">
          <table:table-cell table:number-columns-repeated="1024"/>
        </table:table-row>
        <table:table-row table:style-name="ro3">
          <table:table-cell/>
          <table:table-cell table:style-name="ce16" office:value-type="string">
            <text:p>送受信</text:p>
          </table:table-cell>
          <table:table-cell table:style-name="ce17" office:value-type="string">
            <text:p>ｽﾚｰﾌﾞNo.</text:p>
          </table:table-cell>
          <table:table-cell table:style-name="ce17" office:value-type="string">
            <text:p>ﾓｰﾄﾞ</text:p>
          </table:table-cell>
          <table:table-cell table:style-name="ce17" office:value-type="string">
            <text:p>ﾕﾆｯﾄNo.</text:p>
          </table:table-cell>
          <table:table-cell table:style-name="ce17" office:value-type="float" office:value="1">
            <text:p>1</text:p>
          </table:table-cell>
          <table:table-cell table:style-name="ce17" office:value-type="float" office:value="2">
            <text:p>2</text:p>
          </table:table-cell>
          <table:table-cell table:style-name="ce17" office:value-type="string" table:number-columns-spanned="60" table:number-rows-spanned="1">
            <text:p>ﾃﾞｰﾀ</text:p>
          </table:table-cell>
          <table:covered-table-cell table:number-columns-repeated="59" table:style-name="ce17"/>
          <table:table-cell table:style-name="ce17" office:value-type="string">
            <text:p>ETX</text:p>
          </table:table-cell>
          <table:table-cell table:style-name="ce17" office:value-type="string">
            <text:p>Hi</text:p>
          </table:table-cell>
          <table:table-cell table:style-name="ce17" office:value-type="string">
            <text:p>Lo</text:p>
          </table:table-cell>
          <table:table-cell table:style-name="ce17" office:value-type="string">
            <text:p>0D</text:p>
          </table:table-cell>
          <table:table-cell table:number-columns-repeated="953"/>
        </table:table-row>
        <table:table-row table:style-name="ro2" table:number-rows-repeated="58">
          <table:table-cell table:number-columns-repeated="1024"/>
        </table:table-row>
        <table:table-row table:style-name="ro2">
          <table:table-cell table:number-columns-repeated="67"/>
          <table:table-cell office:value-type="string">
            <text:p>03</text:p>
          </table:table-cell>
          <table:table-cell office:value-type="string">
            <text:p>35</text:p>
          </table:table-cell>
          <table:table-cell office:value-type="string">
            <text:p>45</text:p>
          </table:table-cell>
          <table:table-cell office:value-type="string">
            <text:p>0D</text:p>
          </table:table-cell>
          <table:table-cell table:number-columns-repeated="953"/>
        </table:table-row>
        <table:table-row table:style-name="ro2" table:number-rows-repeated="1048514">
          <table:table-cell table:number-columns-repeated="1024"/>
        </table:table-row>
        <table:table-row table:style-name="ro2">
          <table:table-cell table:number-columns-repeated="1024"/>
        </table:table-row>
      </table:table>
      <table:table table:name="みじかい" table:style-name="ta1" table:print="false">
        <office:forms form:automatic-focus="false" form:apply-design-mode="false"/>
        <table:table-column table:style-name="co4" table:number-columns-repeated="1024" table:default-cell-style-name="ce1"/>
        <table:table-row table:style-name="ro2">
          <table:table-cell table:number-columns-repeated="1024"/>
        </table:table-row>
        <table:table-row table:style-name="ro3">
          <table:table-cell/>
          <table:table-cell table:style-name="ce16" office:value-type="string">
            <text:p>送受信</text:p>
          </table:table-cell>
          <table:table-cell table:style-name="ce17" office:value-type="string">
            <text:p>ｽﾚｰﾌﾞNo.</text:p>
          </table:table-cell>
          <table:table-cell table:style-name="ce17" office:value-type="string">
            <text:p>ﾓｰﾄﾞ</text:p>
          </table:table-cell>
          <table:table-cell table:style-name="ce17" office:value-type="string">
            <text:p>ﾕﾆｯﾄNo.</text:p>
          </table:table-cell>
          <table:table-cell table:style-name="ce17" office:value-type="float" office:value="1">
            <text:p>1</text:p>
          </table:table-cell>
          <table:table-cell table:style-name="ce17" office:value-type="float" office:value="2">
            <text:p>2</text:p>
          </table:table-cell>
          <table:table-cell table:style-name="ce17" office:value-type="string">
            <text:p>ETX</text:p>
          </table:table-cell>
          <table:table-cell table:style-name="ce17" office:value-type="string">
            <text:p>Hi</text:p>
          </table:table-cell>
          <table:table-cell table:style-name="ce17" office:value-type="string">
            <text:p>Lo</text:p>
          </table:table-cell>
          <table:table-cell table:style-name="ce17" office:value-type="string">
            <text:p>0D</text:p>
          </table:table-cell>
          <table:table-cell table:number-columns-repeated="1013"/>
        </table:table-row>
        <table:table-row table:style-name="ro3" table:number-rows-repeated="1048573">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VL ゴシック" svg:font-family="'VL ゴシック'"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Arial Unicode MS" style:language-asian="ja" style:country-asian="JP" style:font-name-complex="Tahoma" style:language-complex="hi" style:country-complex="IN"/>
    </style:default-style>
    <style:default-style style:family="graphic">
      <style:graphic-properties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24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0P0" style:volatile="true">
      <number:text>\</number:text>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text>\</number:text>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3P0" style:volatile="true">
      <number:text>\</number:text>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text>\</number:text>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9P0" style:volatile="true">
      <number:text>$</number:text>
      <number:number number:decimal-places="2" number:min-integer-digits="1" number:grouping="true"/>
      <number:text> </number:text>
    </number:number-style>
    <number:number-style style:name="N119">
      <number:text>($</number:text>
      <number:number number:decimal-places="2" number:min-integer-digits="1" number:grouping="true"/>
      <number:text>)</number:text>
      <style:map style:condition="value()&gt;=0" style:apply-style-name="N119P0"/>
    </number:number-style>
    <number:number-style style:name="N120P0" style:volatile="true">
      <number:text>$</number:text>
      <number:number number:decimal-places="2" number:min-integer-digits="1" number:grouping="true"/>
      <number:text> </number:text>
    </number:number-style>
    <number:number-style style:name="N120">
      <style:text-properties fo:color="#ff0000"/>
      <number:text>($</number:text>
      <number:number number:decimal-places="2" number:min-integer-digits="1" number:grouping="true"/>
      <number:text>)</number:text>
      <style:map style:condition="value()&gt;=0" style:apply-style-name="N120P0"/>
    </number:number-style>
    <number:number-style style:name="N121P0" style:volatile="true">
      <number:number number:decimal-places="0" number:min-integer-digits="1" number:grouping="true"/>
    </number:number-style>
    <number:number-style style:name="N121">
      <number:text>-</number:text>
      <number:number number:decimal-places="0" number:min-integer-digits="1" number:grouping="true"/>
      <style:map style:condition="value()&gt;=0" style:apply-style-name="N121P0"/>
    </number:number-style>
    <number:number-style style:name="N122P0" style:volatile="true">
      <number:number number:decimal-places="0" number:min-integer-digits="1" number:grouping="true"/>
    </number:number-style>
    <number:number-style style:name="N122">
      <style:text-properties fo:color="#ff0000"/>
      <number:text>-</number:text>
      <number:number number:decimal-places="0" number:min-integer-digits="1" number:grouping="true"/>
      <style:map style:condition="value()&gt;=0" style:apply-style-name="N122P0"/>
    </number:number-style>
    <number:number-style style:name="N123P0" style:volatile="true">
      <number:number number:decimal-places="2" number:min-integer-digits="1" number:grouping="true"/>
    </number:number-style>
    <number:number-style style:name="N123">
      <number:text>-</number:text>
      <number:number number:decimal-places="2"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style:text-properties fo:color="#ff0000"/>
      <number:text>-</number:text>
      <number:number number:decimal-places="2" number:min-integer-digits="1" number:grouping="true"/>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 </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 </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 </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date-style style:name="N5108" number:language="ja" number:country="JP">
      <number:year number:style="long"/>
      <number:text>/</number:text>
      <number:month/>
      <number:text>/</number:text>
      <number:day/>
    </number:date-style>
    <number:date-style style:name="N5109" number:language="ja" number:country="JP">
      <number:day/>
      <number:text>-</number:text>
      <number:month number:textual="true"/>
      <number:text>-</number:text>
      <number:year/>
    </number:date-style>
    <number:date-style style:name="N5110" number:language="ja" number:country="JP">
      <number:day/>
      <number:text>-</number:text>
      <number:month number:textual="true"/>
    </number:date-style>
    <number:date-style style:name="N5111" number:language="ja" number:country="JP">
      <number:month number:textual="true"/>
      <number:text>-</number:text>
      <number:year/>
    </number:date-style>
    <number:time-style style:name="N5112" number:language="ja" number:country="JP">
      <number:hours/>
      <number:text>:</number:text>
      <number:minutes number:style="long"/>
      <number:text> </number:text>
      <number:am-pm/>
    </number:time-style>
    <number:time-style style:name="N5113" number:language="ja" number:country="JP">
      <number:hours/>
      <number:text>:</number:text>
      <number:minutes number:style="long"/>
      <number:text>:</number:text>
      <number:seconds number:style="long"/>
      <number:text> </number:text>
      <number:am-pm/>
    </number:time-style>
    <number:time-style style:name="N5114" number:language="ja" number:country="JP">
      <number:hours/>
      <number:text>:</number:text>
      <number:minutes number:style="long"/>
      <number:text>:</number:text>
      <number:seconds number:style="long"/>
    </number:time-style>
    <number:date-style style:name="N5115" number:language="ja" number:country="JP">
      <number:era number:calendar="gengou"/>
      <number:year number:calendar="gengou"/>
      <number:text>.</number:text>
      <number:month number:calendar="gengou"/>
      <number:text>.</number:text>
      <number:day number:calendar="gengou"/>
    </number:date-style>
    <number:date-style style:name="N5116"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5117" number:language="ja" number:country="JP">
      <number:month/>
      <number:text>/</number:text>
      <number:day/>
      <number:text>/</number:text>
      <number:year/>
    </number:date-style>
    <number:date-style style:name="N5118" number:language="ja" number:country="JP">
      <number:year number:style="long"/>
      <number:text>年</number:text>
      <number:month/>
      <number:text>月</number:text>
      <number:day/>
      <number:text>日</number:text>
    </number:date-style>
    <number:time-style style:name="N5119" number:language="ja" number:country="JP">
      <number:hours/>
      <number:text>時</number:text>
      <number:minutes number:style="long"/>
      <number:text>分</number:text>
    </number:time-style>
    <number:time-style style:name="N5120" number:language="ja" number:country="JP">
      <number:hours/>
      <number:text>時</number:text>
      <number:minutes number:style="long"/>
      <number:text>分</number:text>
      <number:seconds number:style="long"/>
      <number:text>秒</number:text>
    </number:time-style>
    <number:date-style style:name="N5121" number:language="ja" number:country="JP">
      <number:year number:style="long"/>
      <number:text>年</number:text>
      <number:month/>
      <number:text>月</number:text>
    </number:date-style>
    <number:date-style style:name="N5122" number:language="ja" number:country="JP">
      <number:month/>
      <number:text>月</number:text>
      <number:day/>
      <number:text>日</number:text>
    </number:date-style>
    <number:number-style style:name="N5124P0" style:volatile="true" number:language="ja" number:country="JP">
      <number:text>¥</number:text>
      <number:number number:decimal-places="0" number:min-integer-digits="1" number:grouping="true"/>
    </number:number-style>
    <number:number-style style:name="N5124" number:language="ja" number:country="JP">
      <number:text>-¥</number:text>
      <number:number number:decimal-places="0" number:min-integer-digits="1" number:grouping="true"/>
      <style:map style:condition="value()&gt;=0" style:apply-style-name="N5124P0"/>
    </number:number-style>
    <number:number-style style:name="N5125P0" style:volatile="true" number:language="ja" number:country="JP">
      <number:text>¥</number:text>
      <number:number number:decimal-places="0" number:min-integer-digits="1" number:grouping="true"/>
    </number:number-style>
    <number:number-style style:name="N5125" number:language="ja" number:country="JP">
      <style:text-properties fo:color="#ff0000"/>
      <number:text>-¥</number:text>
      <number:number number:decimal-places="0" number:min-integer-digits="1" number:grouping="true"/>
      <style:map style:condition="value()&gt;=0" style:apply-style-name="N5125P0"/>
    </number:number-style>
    <number:number-style style:name="N5127P0" style:volatile="true" number:language="ja" number:country="JP">
      <number:text>¥</number:text>
      <number:number number:decimal-places="2" number:min-integer-digits="1" number:grouping="true"/>
    </number:number-style>
    <number:number-style style:name="N5127" number:language="ja" number:country="JP">
      <number:text>-¥</number:text>
      <number:number number:decimal-places="2" number:min-integer-digits="1" number:grouping="true"/>
      <style:map style:condition="value()&gt;=0" style:apply-style-name="N5127P0"/>
    </number:number-style>
    <number:number-style style:name="N5128P0" style:volatile="true" number:language="ja" number:country="JP">
      <number:text>¥</number:text>
      <number:number number:decimal-places="2" number:min-integer-digits="1" number:grouping="true"/>
    </number:number-style>
    <number:number-style style:name="N5128" number:language="ja" number:country="JP">
      <style:text-properties fo:color="#ff0000"/>
      <number:text>-¥</number:text>
      <number:number number:decimal-places="2" number:min-integer-digits="1" number:grouping="true"/>
      <style:map style:condition="value()&gt;=0" style:apply-style-name="N5128P0"/>
    </number:number-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27">2012/03/27</text:date>, <text:time>16:36:35</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27T16:36:35.45</meta:creation-date>
    <meta:generator>OpenOffice.org/3.3$Win32 OpenOffice.org_project/330m20$Build-9567</meta:generator>
    <meta:editing-duration>P0D</meta:editing-duration>
    <meta:editing-cycles>1</meta:editing-cycles>
    <meta:document-statistic meta:table-count="4" meta:cell-count="31" meta:object-count="5"/>
  </office:meta>
</office:document-meta>
</file>

<file path=Basic/Standard/Module1.xml><?xml version="1.0" encoding="utf-8"?>
<!DOCTYPE module  PUBLIC '-//OpenOffice.org//DTD OfficeDocument 1.0//EN'  'module.dtd'>
<script:module xmlns:script="http://openoffice.org/2000/script" script:name="Module1" script:language="StarBasic">Option Explicit

'........+.........+.........+.........+.........+.........+.........+.........+

Private lastRow As Integer
Const title = "ｽﾚｰﾌﾞNo.,ﾓｰﾄﾞ,ﾕﾆｯﾄNo.,COM1,COM2,ﾃﾞｰﾀ,ETX,Hi,Lo,0D"
Const logName = "SIO.log"
Const tmpSheetName = "NewSheet"

'===============================================================================
' ﾌﾟﾛｼｰｼﾞｬ名: main
' 概要: main関数
'===============================================================================
Sub Main

	Call ScreenLock()
	
	lastRow = 0	

	' 取り込むﾌｧｲﾙの選択とｼｰﾄの追加
	Call selectFile()
	
	' 各種書式設定
	Call mergeCell(tmpSheetName, "G2:BN2")
	Call optimaizeColumnRow(tmpSheetName)
	Call drawLine(tmpSheetName, "B2:BR"&amp;(lastRow + 1))
		
	Call ScreenUnlock()

End Sub
'-------------------------------------------------------------------------------
' ﾌﾟﾛｼｰｼﾞｬ名:selectFile
' 概要:ﾎﾞﾀﾝ押下時の挙動
' 引数:なし
' 戻り値:なし
'-------------------------------------------------------------------------------
Sub selectFile()
	
	Dim oDoc			As Object
	Dim oSheet			As Object
	Dim oController		As Object
	Dim oActiveCell		As Object
	Dim oRow			As Integer
	Dim titleArr()		As Variant
	Dim i ,colOffset	As Integer
	Dim sheetIndex		As Integer
	
	Dim oFileAccess		As Object
	Dim oInputStream	As Object
	Dim sLineData		As String
	Dim fileURL			As String
	Dim dirURL			As String
	
	oDoc = ThisComponent
	oSheet = oDoc.CreateInstance("com.sun.star.sheet.Spreadsheet")
	oController = ThisComponent.getCurrentController()
	oDoc.Sheets.insertByName(tmpSheetName,oSheet)
	
	' ﾀｲﾄﾙ行の設定
	titleArr = split(title, ",")
	colOffset = 0
	For i = 0 To UBOUND(titleArr)
		If i = 6　Then
			colOffset = 65
			oSheet.getCellByPosition(1 + colOffset, 1).String = titleArr(i)
		End If
		oSheet.getCellByPosition(1 + colOffset, 1).String = titleArr(i)
		colOffset = colOffset + 1		
	Next
	oSheet.getCellRangeByName("B2:BR2").CellBackColor = RGB(204,204,204)
	
	' アクティブなセルを指定(B2が選択)
	oController.select (oSheet.getCellRangeByName("B2"))
	oActiveCell = oDoc.CurrentSelection
	lastRow = oActiveCell.CellAddress.Row			
	 
	oFileAccess = createUnoService("com.sun.star.ucb.SimpleFileAccess")
	oInputStream = createUnoService("com.sun.star.io.TextInputStream")

	' 同じﾃﾞｨﾚｸﾄﾘのﾌｧｲﾙを読込む場合	
'	fileURL = oDoc.getURL
'	dirURL =  LEFT(fileURL,Instr(fileURL,Dir(fileURL))-1)
'	fileURL = ConvertFromURL(fileURL)
'	dirURL = dirURL &amp; logName

	' ﾌｧｲﾙ選択ﾀﾞｲｱﾛｸﾞを使う場合
	fileURL = dispDialo
	' ファイルを読み取りモードで開く
	oInputStream.setInputStream(oFileAccess.openFileRead(dirURL))
	 
	' EOFを検出するまで、1行ずつ読み込む
	Do While not oInputStream.isEOF()
		sLineData = oInputStream.readLine()
		Call getSioData(sLineData)
	Loop
	 
	' ファイルを閉じる
	oInputStream.closeInput()	
	
End Sub
'-------------------------------------------------------------------------------
' ﾌﾟﾛｼｰｼﾞｬ名:getSioData
' 概要: SIO.logから必要なデータを取得する
' 引数: SIO.logのﾌﾙﾊﾟｽ
' 戻り値:
'-------------------------------------------------------------------------------
Sub getSioData(ByVal lineText As String)

	Dim fileNo		As Integer
	Dim i			As Integer
	Dim colOffset	As Integer
	Dim lineArr()	As Variant
	Dim bufSnd(3)	As Variant
	Dim bufRcv(3)	As Variant
	Dim oDoc		As Object
	Dim oSheet		As Object
	
	Dim oFuncAccess As Object
	Dim aResult 	As Variant
	Dim sFunction 	As String
	
	oFuncAccess = CreateUnoService("com.sun.star.sheet.FunctionAccess" )	
	sFunction = "FIND"
	bufSnd(0) = "SND"
	bufSnd(2) = 1
	
	bufRcv(0) = "RCV"
	bufRcv(2) = 1		      
	
	oDoc = ThisComponent
	oSheet = ThisComponent.CurrentController.ActiveSheet

'	MsgBox Instr(lineText,"SND")
	If Instr(lineText,"SND") = 31	Then
		lineArr = split(lineText, " ")

		If lineArr(5) = "02"	Then
			lineArr(5) = "CP"
		ElseIf lineArr(5) = "04" Then
			lineArr(5) = "HP"
		End If
		
		colOffset = 0
		For i = 4 To UBOUND(lineArr)
			If i = 7 OR i = 8	Then
				Call convertHex2Ascii(lineArr(i))
			End If
			If i = UBOUND(lineArr) - 3	Then
				colOffset = 65
			End If
			oSheet.getCellByPosition(1 + colOffset, lastRow + 1).String = lineArr(i)
			colOffset = colOffset + 1
		Next
		lastRow = lastRow + 1

	ElseIf Instr(lineText,"RCV") = 31	Then
		lineArr = split(lineText, " ")

		If lineArr(4) = "02" Then
			lineArr(4) = "CP"
		ElseIf lineArr(4) = "04" Then
			lineArr(4) = "HP"
		End If

		colOffset = 0
		For i = 4 To UBOUND(lineArr)
			If i = 6 OR i = 7	Then
				Call convertHex2Ascii(lineArr(i))
			End If
			If i = UBOUND(lineArr) - 3	Then
				colOffset = 64
			End If					
			oSheet.getCellByPosition(2 + colOffset, lastRow + 1).String = lineArr(i)
			colOffset = colOffset + 1
		Next
		lastRow = lastRow + 1
	End If							
	
End Sub


'-------------------------------------------------------------------------------
' ﾌﾟﾛｼｰｼﾞｬ名:convertHex2Ascii
' 概要:16進数の値をｱｽｷｰ文字へ変換する
' 引数:変換するHex値
' 戻り値:なし
'-------------------------------------------------------------------------------
Sub convertHex2Ascii(ByRef hexStr As Variant)

	Dim oFuncAccess	As Object
	Dim aArgs(0)	As Variant
	Dim aResult		As Variant
	Dim sFunction	As String

	oFuncAccess = CreateUnoService("com.sun.star.sheet.FunctionAccess" )
	
	sFunction = "HEX2DEC"
	aArgs(0) = hexStr
	aResult = oFuncAccess.callFunction( sFunction, aArgs() )
	
	sFunction = "CHAR"
	aArgs(0) = aResult
	aResult = oFuncAccess.callFunction( sFunction, aArgs() )
	hexStr = aResult
	
End Sub


</script:module>
</file>

<file path=Basic/Standard/Sheet2.xml><?xml version="1.0" encoding="utf-8"?>
<!DOCTYPE module  PUBLIC '-//OpenOffice.org//DTD OfficeDocument 1.0//EN'  'module.dtd'>
<script:module xmlns:script="http://openoffice.org/2000/script" script:name="Sheet2" script:language="StarBasic">Option Explicit

'........+.........+.........+.........+.........+.........+.........+.........+

'===============================================================================
' ﾓｼﾞｭｰﾙ名：Sheet2
' 概要：テキストボックス内のﾃﾞｰﾀを各項目に分割する
'===============================================================================

Const sheetName = "Sheet2"
Const sheetLong = "ながい"
Const sheetShort = "みじかい"
Dim lLastRow As Integer
Dim sLastRow As Integer



'-------------------------------------------------------------------------------
' ﾌﾟﾛｼｰｼﾞｬ名：main
' 概要:main関数
'-------------------------------------------------------------------------------
Sub main()

	lLastRow = getLastRow(5,sheetLong)
	sLastRow = getLastRow(5,sheetShort)

	convertData()
	
End Sub

'-------------------------------------------------------------------------------
' ﾌﾟﾛｼｰｼﾞｬ名:convertData
' 概要:所定の位置に貼付したﾃﾞｰﾀを変換する
' 引数:なし
' 戻り値:なし
'-------------------------------------------------------------------------------
Sub convertData()
	
	Dim oDoc		As Object
	Dim oSheet		As Object
	Dim oController	As Object
	Dim lSheet		As Object
	Dim sSheet		As Object
	Dim bufTxt		As Variant
	Dim i,colOffset	As Integer
	Dim lastIndex	As Integer
	
	
	oDoc = ThisComponent
	oSheet = oDoc.getSheets().getByName(sheetName)
	lSheet = oDoc.getSheets().getByName(sheetLong)
	sSheet = oDoc.getSheets().getByName(sheetShort)
	oController = oDoc.getCurrentController()
	colOffset = 0
	
	bufTxt = split(oSheet.getCellByPosition(2,5).String, " ")	'ここあとで場所固定する
	lastIndex = UBOUND(bufTxt)
	
	Select Case bufTxt(0)
	Case "SND"
		If bufTxt(2) = "02"	Then
			bufTxt(2) = "CP"
		ElseIf bufTxt(2) = "04"	Then
			bufTxt(2) = "HP"
		End If
		Call convertHex2Ascii(bufTxt(4))
		Call convertHex2Ascii(bufTxt(5))
		If bufTxt(4) = "R"	Then
			For i = 0 To UBOUND(bufTxt)
				sSheet.getCellByPosition(1+ colOffset, sLastRow).String = bufTxt(i)
				colOffset = colOffset + 1
			Next
			oController.setActiveSheet(sSheet)
		ElseIf bufTxt(4) = "W"	Then
			For i = 0 To UBOUND(bufTxt)
				If i = UBOUND(bufTxt) - 3	Then
					colOffset = 66
				End If
				lSheet.getCellByPosition(1+ colOffset, lLastRow).String = bufTxt(i)
				colOffset = colOffset + 1
			Next
			oController.setActiveSheet(lSheet)
		End If
						
			
		
	Case "RCV"
		If bufTxt(1) = "02"	Then
			bufTxt(1) = "CP"
		ElseIf bufTxt(1) = "04"	Then
			bufTxt(1) = "HP"
		End If
		Call convertHex2Ascii(bufTxt(3))
		Call convertHex2Ascii(bufTxt(4))
		If bufTxt(3) = "R"	Then
			For i = 0 To UBOUND(bufTxt)
				If i = 1	Then
					colOffset = colOffset + 1
				End If
				If i = UBOUND(bufTxt) - 3	Then
					colOffset = 66
				End If			
				lSheet.getCellByPosition(1+ colOffset, lLastRow).String = bufTxt(i)
				colOffset = colOffset + 1				
			Next
			oController.setActiveSheet(lSheet)
		ElseIf bufTxt(3) = "W"	Then
			For i = 0 To UBOUND(bufTxt)
				If i = 1	Then
					colOffset = colOffset + 1
				End If					
				sSheet.getCellByPosition(1+ i, sLastRow).String = bufTxt(i)
				colOffset = colOffset + 1
			Next
			oController.setActiveSheet(sSheet)
		End If				
	End Select
		

End Sub

'-------------------------------------------------------------------------------
' ﾌﾟﾛｼｰｼﾞｬ名:HPData
' 概要:ﾌﾟﾚｰﾄﾓｰﾄﾞがHPの場合の処理
' 引数:なし
' 戻り値:なし
'-------------------------------------------------------------------------------
Sub HPData(ByRef buf As Variant)

	Dim oDoc	As Object
	Dim oSheet	As Object
	Dim i		As Integer
	
	oDoc = ThisComponent
	oSheet = oDoc.getSheets().getByName(sheetName)
	
	If buf(4) = "4B"	Then
		'タイトルに4Bがつくほう
	Else
		'タイトルに4Bがつかないほう
	End If
	
		
End Sub

'-------------------------------------------------------------------------------
' ﾌﾟﾛｼｰｼﾞｬ名:getLastRow
' 概要:ｼｰﾄの最終行を取得する
' 引数:値の有無を判定する基準列、ｼｰﾄｲﾝﾃﾞｯｸｽ
' 戻り値:最終行の値
'-------------------------------------------------------------------------------
Function getLastRow(col As Integer,sheetName As String) As Integer

	Dim oSheet As Object
	Dim oTargetCell	As Object
	Dim oCursor As Object
	
'	oSheet = ThisComponent.getSheets().getByIndex(sheetIndex)
	oSheet = ThisComponent.getSheets().getByName(sheetName)
	oTargetCell = oSheet.getCellByPosition(col, 0)
	
	If IsNull(oTargetCell) then
		getLastRow =oTargetCell.getRangeAddress.EndRow
 	Else
  		oCursor = oSheet.createCursorByRange(oTargetCell)
  		oCursor.gotoEnd
  		getLastRow = oCursor.getRangeAddress.EndRow + 1
 	End if
 	
End Function

'-------------------------------------------------------------------------------
' ﾌﾟﾛｼｰｼﾞｬ名:clickClearBtn
' 概要:"消去"ﾎﾞﾀﾝ押下時の動作
' 引数:
' 戻り値:
'-------------------------------------------------------------------------------
Sub clickClearBtn()

	Dim oSheet As Object
	Dim oTextBox As Object
	
	oSheet = ThisComponent.getSheets().getByname(sheetName)
	oSheet.getCellByPosition(2,5).ClearContents(4)
	' ここあとで固定する
	
End Sub

</script:module>
</file>

<file path=Basic/Standard/Tools.xml><?xml version="1.0" encoding="utf-8"?>
<!DOCTYPE module  PUBLIC '-//OpenOffice.org//DTD OfficeDocument 1.0//EN'  'module.dtd'>
<script:module xmlns:script="http://openoffice.org/2000/script" script:name="Tools" script:language="StarBasic">Option Explicit
'........+.........+.........+.........+.........+.........+.........+.........+

'===============================================================================
' モジュール名：Tools
' 概要：ｾﾙへの書式設定や罫線引いたりなど。。。
'===============================================================================

'-------------------------------------------------------------------------------
' ﾌﾟﾛｼｰｼﾞｬ名:ScreenLock
' 概要:画面更新抑制と画面LOCKを行なう
'-------------------------------------------------------------------------------
Sub ScreenLock
	ThisComponent.CurrentController.Frame.ContainerWindow.Enable = False
	ThisComponent.addActionLock()
	ThisComponent.lockControllers
	
End Sub

'-------------------------------------------------------------------------------
' ﾌﾟﾛｼｰｼﾞｬ名:ScreenUnlock
' 概要:画面更新抑制と画面LOCKの解除を行なう
'-------------------------------------------------------------------------------
Sub ScreenUnlock
	ThisComponent.unlockControllers
	ThisComponent.removeActionLock()
	ThisComponent.CurrentController.Frame.ContainerWindow.Enable = True
End Sub

'-------------------------------------------------------------------------------
' ﾌﾟﾛｼｰｼﾞｬ名:selectFile
' 概要:ﾌｧｲﾙ選択ﾀﾞｲｱﾛｸﾞからﾌｧｲﾙを選択する
' 引数:
' 戻り値:
'-------------------------------------------------------------------------------
Sub selectFile()
	
'	oFilePicker = createUnoService("com.sun.star.ui.dialogs.FilePicker")	 
	' ﾀﾞｲｱﾛｸﾞの初期化
'	oFilePicker.Title = "取り込むファイルを選択してください"
'	oFilePicker.appendFilter( "全てのファイル (*.*)", "*.*" )

End Sub

'-------------------------------------------------------------------------------
' ﾌﾟﾛｼｰｼﾞｬ名:drawLine
' 概要:セルへ書式設定(罫線を引く)
' 引数:なし
' 戻り値:なし
'-------------------------------------------------------------------------------
Sub drawLine(ByVal sheetName As String, ByVal cellName As String)

	Dim oRange			As Object
	Dim aTableBorder	As Object
	Dim aLine			As Object

'	oRange = ThisComponent.getSheets().getByIndex(1).getCellRangeByName("B2:BR2") '罫線の外枠範囲設定(Index(1):sheet2)
	oRange = ThisComponent.getSheets().getByName(sheetName).getCellRangeByName(cellName)
	
	aTableBorder = CreateUnoStruct("com.sun.star.table.TableBorder")
	aLine = CreateUnoStruct("com.sun.star.table.BorderLine")

	'ラインの内容
	aLine.OuterLineWidth = 50
	aLine.LineDistance = 50
	aLine.Color = RGB(0,0,0)

	'表用罫線外枠のライン指定
	aTableBorder.TopLine = aLine
	aTableBorder.BottomLine = aLine
	aTableBorder.LeftLine = aLine
	aTableBorder.RightLine = aLine

	'表用罫線外枠のライン表示のオン
	aTableBorder.IsTopLineValid = True
	aTableBorder.IsBottomLineValid = True
	aTableBorder.IsLeftLineValid = True
	aTableBorder.IsRightLineValid = True
	
	'表用罫線内側のライン指定
	 aTableBorder.HorizontalLine = aLine
	 aTableBorder.VerticalLine = aLine
	 '表用罫線内側のライン表示のオン 
	 aTableBorder.IsHorizontalLineValid = true
	 aTableBorder.IsVerticalLineValid = true

	'範囲に表用罫線設定反映   
	oRange.TableBorder = aTableBorder
	
End Sub


'-------------------------------------------------------------------------------
' ﾌﾟﾛｼｰｼﾞｬ名:optimaizeColumnRow
' 概要:列幅最適化
' 引数:ｼｰﾄｲﾝﾃﾞｯｸｽ
' 戻り値:なし
'-------------------------------------------------------------------------------
Sub optimaizeColumnRow(ByVal sheetName As String)

	Dim oDoc	As Object
	Dim oSheet	As Object

	oDoc = ThisComponent
	oSheet = oDoc.getSheets().getByName(sheetName)
	oSheet.getColumns.OptimalWidth = true
	oSheet.getRows.OptimalHeight = true
	
End Sub


'-------------------------------------------------------------------------------
' ﾌﾟﾛｼｰｼﾞｬ名:mergeCell
' 概要:引数で指定したｾﾙを結合する
' 引数:ｼｰﾄｲﾝﾃﾞｯｸｽ、結合する開始ｾﾙ、終端ｾﾙ
' 戻り値:なし
'-------------------------------------------------------------------------------
Sub mergeCell(ByVal sheetName As String, ByVal cellName As String)

	Dim oSheet	As Object
	Dim oRange	As Object
	
	oSheet = ThisComponent.getSheets().getByName(sheetName)
'	oRange = oSheet.getCellRangeByName("A1:B2")
	oRange = oSheet.getCellRangeByName(cellName)
	oRange.merge(true)
		
End Sub

'-------------------------------------------------------------------------------
' ﾌﾟﾛｼｰｼﾞｬ名:getSheetIndex
' 概要:ｱｸﾃｨﾌﾞｼｰﾄのｲﾝﾃﾞｯｸｽ番号を取得する
' 引数:なし
' 戻り値:なし
'-------------------------------------------------------------------------------
Function getSheetIndex()	As Integer

	Dim oActiveSheet	As Object
	Dim sheetIndex		As Object

	oActiveSheet = ThisComponent.CurrentController.ActiveSheet
	sheetIndex = oActiveSheet.RangeAddress.Sheet
	
	getSheetIndex = sheetIndex
	
End Function

'-------------------------------------------------------------------------------
' ﾌﾟﾛｼｰｼﾞｬ名:getCellrangeByPosition
' 概要:ｾﾙの範囲をｾﾙｲﾝﾃﾞｯｸｽで取得する
' 引数:ｼｰﾄｲﾝﾃﾞｯｸｽ,ｾﾙｱﾄﾞﾚｽ
' 戻り値:なし
'-------------------------------------------------------------------------------
Sub getCellrangeByPosition(ByVal sheetName As String, ByVal cellAdd1 As Integer, _
  ByVal cellAdd2 As Integer, ByVal cellAdd3 As Integer, ByVal cellAdd4 As Integer)

	Dim oCellRange As Object
	Dim oSheet As Object
	Dim oCellRangeAddress As Object
  
	oSheet = ThisComponent.getSheets().getByName(sheetName)
'	oCellRange = oSheet.getCellRangeByPosition( 2, 3, 5, 4 ) 'range "C4:F5"
	oCellRange = oSheet.getCellRangeByPosition( cellAdd1, cellAdd2, cellAdd3, cellAdd4 )
 	oCellRangeAddress = ThisComponent.createInstance( _
                 "com.sun.star.sheet.SheetCellRanges" )
	oCellRangeAddress.InsertByName( "", oCellRange )
	
' 	MsgBox oCellRangeAddress.getRangeAddressesAsString()
'	oCellRangeAddress.CellBackColor = RGB(255,0,0)

End Sub

'-------------------------------------------------------------------------------
' ﾌﾟﾛｼｰｼﾞｬ名:dispDialog
' 概要:ﾌｧｲﾙ選択ﾀﾞｲｱﾛｸﾞの表示
' 引数:なし
' 戻り値:選択したファイルのURL
'-------------------------------------------------------------------------------
Function dispDialog()	As String

	Dim oFilePicker As Object
	Dim result		As Integer
	Dim fileURL()	As String
	Dim sfileURL()	As String
	
	oFilePicker = createUnoService("com.sun.star.ui.dialogs.FilePicker" )
	oFilePicker.initialize( Array(com.sun.star.ui.dialogs.TemplateDescription.FILEOPEN_SIMPLE ) )
	
	oFilePicker.Title = "ファイルを選択してください"
	' ﾌｨﾙﾀをかける
	oFilePicker.appendFilter( "Log (*.log)", "*.log" )
	
	' ﾀﾞｲｱﾛｸﾞ表示
	result = oFilePicker.execute()
	
	' ｷｬﾝｾﾙ-&gt;0 開く-&gt;1
	If result = 1	Then
		fileURL() = oFilePicker.getFiles()
 '    	sfileURL = files(0)
     	msgbox fileURL(0)
	End If
	
	dispDialog = fileURL(0)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ools"/>
  <library:element library:name="Sheet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